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ARM Code</text:p>
          </table:table-cell>
          <table:table-cell office:value-type="string">
            <text:p>ARM Data</text:p>
          </table:table-cell>
          <table:table-cell office:value-type="string">
            <text:p>AVR Code</text:p>
          </table:table-cell>
          <table:table-cell office:value-type="string">
            <text:p>AVR Data</text:p>
          </table:table-cell>
          <table:table-cell office:value-type="string">
            <text:p>MSP430 Code</text:p>
          </table:table-cell>
          <table:table-cell office:value-type="string">
            <text:p>MSP430 Data</text:p>
          </table:table-cell>
        </table:table-row>
        <table:table-row table:style-name="ro2">
          <table:table-cell office:value-type="string">
            <text:p>Core</text:p>
          </table:table-cell>
          <table:table-cell office:value-type="string">
            <text:p>mb.c</text:p>
          </table:table-cell>
          <table:table-cell office:value-type="float" office:value="924">
            <text:p>924</text:p>
          </table:table-cell>
          <table:table-cell office:value-type="float" office:value="180">
            <text:p>180</text:p>
          </table:table-cell>
          <table:table-cell office:value-type="float" office:value="608">
            <text:p>608</text:p>
          </table:table-cell>
          <table:table-cell table:formula="oooc:=48+17+10" office:value-type="float" office:value="75">
            <text:p>75</text:p>
          </table:table-cell>
          <table:table-cell office:value-type="float" office:value="768">
            <text:p>76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2"/>
          <table:table-cell table:formula="oooc:=SUM([.C3])" office:value-type="float" office:value="924">
            <text:p>924</text:p>
          </table:table-cell>
          <table:table-cell table:formula="oooc:=SUM([.D3])" office:value-type="float" office:value="180">
            <text:p>180</text:p>
          </table:table-cell>
          <table:table-cell table:formula="oooc:=SUM([.E3])" office:value-type="float" office:value="608">
            <text:p>608</text:p>
          </table:table-cell>
          <table:table-cell table:formula="oooc:=SUM([.F3])" office:value-type="float" office:value="75">
            <text:p>75</text:p>
          </table:table-cell>
          <table:table-cell table:formula="oooc:=SUM([.G3])" office:value-type="float" office:value="768">
            <text:p>768</text:p>
          </table:table-cell>
          <table:table-cell table:formula="oooc:=SUM([.H3])" office:value-type="float" office:value="79">
            <text:p>79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Functions</text:p>
          </table:table-cell>
          <table:table-cell office:value-type="string">
            <text:p>mbfunccoil.o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funcdisc.o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funcholding.o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funcinput.c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utils.c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funcother.c</text:p>
          </table:table-cell>
          <table:table-cell office:value-type="float" office:value="228">
            <text:p>228</text:p>
          </table:table-cell>
          <table:table-cell office:value-type="float" office:value="34">
            <text:p>34</text:p>
          </table:table-cell>
          <table:table-cell office:value-type="float" office:value="170">
            <text:p>170</text:p>
          </table:table-cell>
          <table:table-cell office:value-type="float" office:value="34">
            <text:p>34</text:p>
          </table:table-cell>
          <table:table-cell office:value-type="float" office:value="158">
            <text:p>15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formula="oooc:=SUM([.C6:.C11])" office:value-type="float" office:value="1880">
            <text:p>1880</text:p>
          </table:table-cell>
          <table:table-cell table:formula="oooc:=SUM([.D6:.D11])" office:value-type="float" office:value="34">
            <text:p>34</text:p>
          </table:table-cell>
          <table:table-cell table:formula="oooc:=SUM([.E6:.E11])" office:value-type="float" office:value="1602">
            <text:p>1602</text:p>
          </table:table-cell>
          <table:table-cell table:formula="oooc:=SUM([.F6:.F11])" office:value-type="float" office:value="34">
            <text:p>34</text:p>
          </table:table-cell>
          <table:table-cell table:formula="oooc:=SUM([.G6:.G11])" office:value-type="float" office:value="2066">
            <text:p>2066</text:p>
          </table:table-cell>
          <table:table-cell table:formula="oooc:=SUM([.H6:.H11])" office:value-type="float" office:value="34">
            <text:p>3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ARM Code</text:p>
          </table:table-cell>
          <table:table-cell office:value-type="string">
            <text:p>ARM Data</text:p>
          </table:table-cell>
          <table:table-cell office:value-type="string">
            <text:p>AVR Code</text:p>
          </table:table-cell>
          <table:table-cell office:value-type="string">
            <text:p>AVR Data</text:p>
          </table:table-cell>
          <table:table-cell table:number-columns-repeated="2"/>
        </table:table-row>
        <table:table-row table:style-name="ro2">
          <table:table-cell office:value-type="string">
            <text:p>ASCII</text:p>
          </table:table-cell>
          <table:table-cell office:value-type="string">
            <text:p>mbascii.c</text:p>
          </table:table-cell>
          <table:table-cell office:value-type="float" office:value="1612">
            <text:p>1612</text:p>
          </table:table-cell>
          <table:table-cell office:value-type="float" office:value="28">
            <text:p>28</text:p>
          </table:table-cell>
          <table:table-cell office:value-type="float" office:value="1222">
            <text:p>1222</text:p>
          </table:table-cell>
          <table:table-cell office:value-type="float" office:value="16">
            <text:p>16</text:p>
          </table:table-cell>
          <table:table-cell office:value-type="float" office:value="986">
            <text:p>98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table:formula="oooc:=SUM([.C15])" office:value-type="float" office:value="1612">
            <text:p>1612</text:p>
          </table:table-cell>
          <table:table-cell table:formula="oooc:=SUM([.D15])" office:value-type="float" office:value="28">
            <text:p>28</text:p>
          </table:table-cell>
          <table:table-cell table:formula="oooc:=SUM([.E15])" office:value-type="float" office:value="1222">
            <text:p>1222</text:p>
          </table:table-cell>
          <table:table-cell table:formula="oooc:=SUM([.F15])" office:value-type="float" office:value="16">
            <text:p>16</text:p>
          </table:table-cell>
          <table:table-cell table:formula="oooc:=SUM([.G15])" office:value-type="float" office:value="986">
            <text:p>986</text:p>
          </table:table-cell>
          <table:table-cell table:formula="oooc:=SUM([.H15])" office:value-type="float" office:value="16">
            <text:p>1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ARM Code</text:p>
          </table:table-cell>
          <table:table-cell office:value-type="string">
            <text:p>ARM Data</text:p>
          </table:table-cell>
          <table:table-cell office:value-type="string">
            <text:p>AVR Code</text:p>
          </table:table-cell>
          <table:table-cell office:value-type="string">
            <text:p>AVR Data</text:p>
          </table:table-cell>
          <table:table-cell table:number-columns-repeated="2"/>
        </table:table-row>
        <table:table-row table:style-name="ro2">
          <table:table-cell office:value-type="string">
            <text:p>RTU</text:p>
          </table:table-cell>
          <table:table-cell office:value-type="string">
            <text:p>mbcrc.c</text:p>
          </table:table-cell>
          <table:table-cell office:value-type="float" office:value="108">
            <text:p>108</text:p>
          </table:table-cell>
          <table:table-cell office:value-type="float" office:value="512">
            <text:p>512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rtu.c</text:p>
          </table:table-cell>
          <table:table-cell office:value-type="float" office:value="1024">
            <text:p>1024</text:p>
          </table:table-cell>
          <table:table-cell office:value-type="float" office:value="272">
            <text:p>272</text:p>
          </table:table-cell>
          <table:table-cell office:value-type="float" office:value="870">
            <text:p>870</text:p>
          </table:table-cell>
          <table:table-cell table:formula="oooc:=10+256" office:value-type="float" office:value="266">
            <text:p>266</text:p>
          </table:table-cell>
          <table:table-cell office:value-type="float" office:value="680">
            <text:p>680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table:number-columns-repeated="2"/>
          <table:table-cell table:formula="oooc:=SUM([.C19:.C20])" office:value-type="float" office:value="1132">
            <text:p>1132</text:p>
          </table:table-cell>
          <table:table-cell table:formula="oooc:=SUM([.C21])" office:value-type="float" office:value="1132">
            <text:p>1132</text:p>
          </table:table-cell>
          <table:table-cell table:formula="oooc:=SUM([.E19:.E20])" office:value-type="float" office:value="1456">
            <text:p>1456</text:p>
          </table:table-cell>
          <table:table-cell table:formula="oooc:=SUM([.F19:.F20])" office:value-type="float" office:value="266">
            <text:p>266</text:p>
          </table:table-cell>
          <table:table-cell table:formula="oooc:=SUM([.G19:.G20])" office:value-type="float" office:value="1248">
            <text:p>1248</text:p>
          </table:table-cell>
          <table:table-cell table:formula="oooc:=SUM([.H19:.H20])" office:value-type="float" office:value="266">
            <text:p>2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ARM Code</text:p>
          </table:table-cell>
          <table:table-cell office:value-type="string">
            <text:p>ARM Data</text:p>
          </table:table-cell>
          <table:table-cell office:value-type="string">
            <text:p>AVR Code</text:p>
          </table:table-cell>
          <table:table-cell office:value-type="string">
            <text:p>AVR Data</text:p>
          </table:table-cell>
          <table:table-cell table:number-columns-repeated="2"/>
        </table:table-row>
        <table:table-row table:style-name="ro2">
          <table:table-cell office:value-type="string">
            <text:p>Port</text:p>
          </table:table-cell>
          <table:table-cell office:value-type="string">
            <text:p>portevent.c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portserial.c</text:p>
          </table:table-cell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porttimer.c</text:p>
          </table:table-cell>
          <table:table-cell office:value-type="float" office:value="684">
            <text:p>684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formula="oooc:=SUM([.C24:.C26])" office:value-type="float" office:value="1756">
            <text:p>1756</text:p>
          </table:table-cell>
          <table:table-cell table:formula="oooc:=SUM([.D24:.D26])" office:value-type="float" office:value="16">
            <text:p>16</text:p>
          </table:table-cell>
          <table:table-cell table:formula="oooc:=SUM([.E24:.E26])" office:value-type="float" office:value="704">
            <text:p>704</text:p>
          </table:table-cell>
          <table:table-cell table:formula="oooc:=SUM([.F24:.F26])" office:value-type="float" office:value="7">
            <text:p>7</text:p>
          </table:table-cell>
          <table:table-cell table:formula="oooc:=SUM([.G24:.G26])" office:value-type="float" office:value="596">
            <text:p>596</text:p>
          </table:table-cell>
          <table:table-cell table:formula="oooc:=SUM([.H24:.H26])" office:value-type="float" office:value="9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ooc:=[.C4]+[.C12]+[.C16]+[.C21]+[.C27]" office:value-type="float" office:value="7304">
            <text:p>7304</text:p>
          </table:table-cell>
          <table:table-cell table:formula="oooc:=[.D4]+[.D12]+[.D16]+[.D21]+[.D27]" office:value-type="float" office:value="1390">
            <text:p>1390</text:p>
          </table:table-cell>
          <table:table-cell table:formula="oooc:=[.E4]+[.E12]+[.E16]+[.E21]+[.E27]" office:value-type="float" office:value="5592">
            <text:p>5592</text:p>
          </table:table-cell>
          <table:table-cell table:formula="oooc:=[.F4]+[.F12]+[.F16]+[.F21]+[.F27]" office:value-type="float" office:value="398">
            <text:p>39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de" fo:country="DE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9">11/19/2006</text:date>, <text:time>03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6-05-01T14:03:31</meta:creation-date>
    <dc:creator>Christian Walter</dc:creator>
    <dc:date>2006-11-19T03:37:47</dc:date>
    <dc:language>de-DE</dc:language>
    <meta:editing-cycles>3</meta:editing-cycles>
    <meta:editing-duration>PT18M10S</meta:editing-duration>
    <meta:user-defined meta:name="Info 1"/>
    <meta:user-defined meta:name="Info 2"/>
    <meta:user-defined meta:name="Info 3"/>
    <meta:user-defined meta:name="Info 4"/>
    <meta:document-statistic meta:table-count="3" meta:cell-count="148"/>
  </office:meta>
</office:document-meta>
</file>